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92000001D846565F33430C9294.png" manifest:media-type="image/png"/>
  <manifest:file-entry manifest:full-path="Pictures/10000201000004460000021614D144035591FC35.png" manifest:media-type="image/png"/>
  <manifest:file-entry manifest:full-path="Pictures/10000201000004D40000021EAE8C6961B35B0EB7.png" manifest:media-type="image/png"/>
  <manifest:file-entry manifest:full-path="Pictures/100002010000059D0000028E373E9B4A90F3510C.png" manifest:media-type="image/png"/>
  <manifest:file-entry manifest:full-path="Pictures/10000201000004110000011A7E7C81F9D8FF077A.png" manifest:media-type="image/png"/>
  <manifest:file-entry manifest:full-path="Pictures/100002010000027B000001AD1B12F111B761B4F5.png" manifest:media-type="image/png"/>
  <manifest:file-entry manifest:full-path="Pictures/10000201000004D4000001AB44A1B9E69772A25F.png" manifest:media-type="image/png"/>
  <manifest:file-entry manifest:full-path="Pictures/1000020100000405000001E91D90B4A0FDA9E75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CAN Bus Protocol Stack Part-II: Exploring the Controller Area Network Software Architectur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presentation:style-name="pr4" draw:text-style-name="P1" draw:layer="layout" svg:width="26cm" svg:height="10cm" svg:x="1cm" svg:y="3cm" presentation:class="outline" presentation:placeholder="true">
          <draw:text-box/>
        </draw:frame>
        <draw:frame draw:style-name="gr2" draw:text-style-name="P3" draw:layer="layout" svg:width="27.225cm" svg:height="12.937cm" svg:x="0.401cm" svg:y="1.4cm">
          <draw:image xlink:href="Pictures/1000020100000405000001E91D90B4A0FDA9E75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7" draw:layer="layout" svg:width="26cm" svg:height="10cm" svg:x="1cm" svg:y="3cm" presentation:class="outline" presentation:placeholder="true">
          <draw:text-box/>
        </draw:frame>
        <draw:frame draw:style-name="gr2" draw:text-style-name="P3" draw:layer="layout" svg:width="27.999cm" svg:height="9.672cm" svg:x="0.014cm" svg:y="3.033cm">
          <draw:image xlink:href="Pictures/10000201000004D4000001AB44A1B9E69772A25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7" draw:layer="layout" svg:width="26cm" svg:height="10cm" svg:x="1cm" svg:y="3cm" presentation:class="outline" presentation:placeholder="true">
          <draw:text-box/>
        </draw:frame>
        <draw:frame draw:style-name="gr2" draw:text-style-name="P3" draw:layer="layout" svg:width="16.8cm" svg:height="11.35cm" svg:x="5.614cm" svg:y="2.194cm">
          <draw:image xlink:href="Pictures/100002010000027B000001AD1B12F111B761B4F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7" draw:layer="layout" svg:width="26cm" svg:height="10cm" svg:x="1cm" svg:y="3cm" presentation:class="outline" presentation:placeholder="true">
          <draw:text-box/>
        </draw:frame>
        <draw:frame draw:style-name="gr2" draw:text-style-name="P3" draw:layer="layout" svg:width="27.542cm" svg:height="7.46cm" svg:x="0.243cm" svg:y="4.139cm">
          <draw:image xlink:href="Pictures/10000201000004110000011A7E7C81F9D8FF077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7" draw:layer="layout" svg:width="26cm" svg:height="10cm" svg:x="1cm" svg:y="3cm" presentation:class="outline" presentation:placeholder="true">
          <draw:text-box/>
        </draw:frame>
        <draw:frame draw:style-name="gr2" draw:text-style-name="P3" draw:layer="layout" svg:width="27.999cm" svg:height="12.742cm" svg:x="0.014cm" svg:y="1.498cm">
          <draw:image xlink:href="Pictures/100002010000059D0000028E373E9B4A90F3510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7" draw:layer="layout" svg:width="26cm" svg:height="10cm" svg:x="1cm" svg:y="3cm" presentation:class="outline" presentation:placeholder="true">
          <draw:text-box/>
        </draw:frame>
        <draw:frame draw:style-name="gr2" draw:text-style-name="P3" draw:layer="layout" svg:width="27.999cm" svg:height="12.276cm" svg:x="0.014cm" svg:y="1.731cm">
          <draw:image xlink:href="Pictures/10000201000004D40000021EAE8C6961B35B0EB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7" draw:layer="layout" svg:width="26cm" svg:height="10cm" svg:x="1cm" svg:y="3cm" presentation:class="outline" presentation:placeholder="true">
          <draw:text-box/>
        </draw:frame>
        <draw:frame draw:style-name="gr2" draw:text-style-name="P3" draw:layer="layout" svg:width="27.999cm" svg:height="13.666cm" svg:x="0.014cm" svg:y="1.036cm">
          <draw:image xlink:href="Pictures/10000201000004460000021614D144035591FC3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7" draw:layer="layout" svg:width="26cm" svg:height="10cm" svg:x="1cm" svg:y="3cm" presentation:class="outline" presentation:placeholder="true">
          <draw:text-box/>
        </draw:frame>
        <draw:frame draw:style-name="gr2" draw:text-style-name="P3" draw:layer="layout" svg:width="27.999cm" svg:height="9.266cm" svg:x="0.014cm" svg:y="3.236cm">
          <draw:image xlink:href="Pictures/1000020100000592000001D846565F33430C929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5T07:58:58.302743286</meta:creation-date>
    <meta:editing-duration>PT3M9S</meta:editing-duration>
    <meta:editing-cycles>2</meta:editing-cycles>
    <meta:generator>LibreOffice/7.0.4.2$Linux_X86_64 LibreOffice_project/dcf040e67528d9187c66b2379df5ea4407429775</meta:generator>
    <dc:title>Blue Curve</dc:title>
    <dc:date>2022-03-15T08:02:04.600718114</dc:date>
    <meta:document-statistic meta:object-count="78"/>
  </office:meta>
</office:document-meta>
</file>